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9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1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1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1" fo:font-size="10pt" style:text-underline-style="none" fo:font-weight="normal" style:font-size-asian="10pt" style:font-size-complex="10pt"/>
    </style:style>
    <style:style style:name="ce44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0pt" style:text-underline-style="none" fo:font-weight="normal" style:font-size-asian="10pt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style:text-underline-style="none" fo:font-weight="normal" style:font-size-asian="10pt" style:font-size-complex="10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0pt" style:text-underline-style="none" fo:font-weight="normal" style:font-size-asian="10pt" style:font-size-complex="10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 style:font-size-asian="10pt" style:font-size-complex="10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0pt" style:text-underline-style="none" fo:font-weight="normal" style:font-size-asian="10pt" style:font-size-complex="10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9" table:number-columns-repeated="55" table:default-cell-style-name="ce15"/>
        <table:table-header-rows>
          <table:table-row table:style-name="ro1">
            <table:table-cell table:style-name="ce49" office:value-type="string" calcext:value-type="string">
              <text:p>q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7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20" calcext:value-type="float">
            <text:p>1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1" calcext:value-type="float">
            <text:p>91,00</text:p>
          </table:table-cell>
          <table:table-cell table:style-name="ce104" office:value-type="date" office:date-value="2025-08-27" calcext:value-type="date">
            <text:p>27/08/2025</text:p>
          </table:table-cell>
          <table:table-cell table:style-name="ce87"/>
          <table:table-cell table:style-name="ce98" office:value-type="string" calcext:value-type="string">
            <text:p>(obs. 8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29" calcext:value-type="float">
            <text:p>29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9" calcext:value-type="float">
            <text:p>2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table:formula="of:=[.C19]-[.F19]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49" calcext:value-type="float">
            <text:p>4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table:formula="of:=[.C20]-[.F20]" office:value-type="float" office:value="151" calcext:value-type="float">
            <text:p>151,00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1]-[.F2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2]-[.F2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3]-[.F2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4]-[.F2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5]-[.F2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31]-[.F31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2]-[.F32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9-04" calcext:value-type="date">
            <text:p>04/09/2025</text:p>
          </table:table-cell>
          <table:table-cell table:style-name="ce87" table:formula="of:=[.C33]-[.F33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0-17" calcext:value-type="date">
            <text:p>17/10/2025</text:p>
          </table:table-cell>
          <table:table-cell table:style-name="ce87" table:formula="of:=[.C34]-[.F34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1-14" calcext:value-type="date">
            <text:p>14/11/2025</text:p>
          </table:table-cell>
          <table:table-cell table:style-name="ce87" table:formula="of:=[.C35]-[.F3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6]-[.F36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Mens. 08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7]-[.F37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Mens. 09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8]-[.F38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0-31" calcext:value-type="date">
            <text:p>31/10/2025</text:p>
          </table:table-cell>
          <table:table-cell table:style-name="ce63" office:value-type="string" calcext:value-type="string">
            <text:p>Mens. 10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9]-[.F3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39])" office:value-type="float" office:value="1701" calcext:value-type="float">
            <text:p>1.701,00</text:p>
          </table:table-cell>
          <table:table-cell table:style-name="ce97"/>
          <table:table-cell table:style-name="ce108" table:number-columns-repeated="55"/>
        </table:table-row>
        <table:table-row table:style-name="ro4">
          <table:table-cell table:style-name="ce6" office:value-type="string" calcext:value-type="string" table:number-columns-spanned="3" table:number-rows-spanned="1">
            <text:p>OBSERVAÇÕES</text:p>
          </table:table-cell>
          <table:covered-table-cell table:number-columns-repeated="2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43"/>
          <table:table-cell table:style-name="ce48"/>
          <table:table-cell table:style-name="ce59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10"/>
          <table:table-cell table:style-name="ce17" office:value-type="string" calcext:value-type="string">
            <text:p>(obs. 2) 06/03 – R$ 13,00 (x3) = </text:p>
          </table:table-cell>
          <table:table-cell table:style-name="ce30" office:value-type="currency" office:currency="BRL" office:value="39" calcext:value-type="currency">
            <text:p>R$ 39,00</text:p>
          </table:table-cell>
          <table:table-cell table:style-name="ce44"/>
          <table:table-cell table:style-name="ce52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14/03 – R$ 13,00 (x2) = </text:p>
          </table:table-cell>
          <table:table-cell table:style-name="ce31" office:value-type="currency" office:currency="BRL" office:value="26" calcext:value-type="currency">
            <text:p>R$ 26,00</text:p>
          </table:table-cell>
          <table:table-cell table:style-name="ce44"/>
          <table:table-cell table:style-name="ce52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44"/>
          <table:table-cell table:style-name="ce55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29" table:formula="of:=SUM([.C43:.C45])" office:value-type="currency" office:currency="BRL" office:value="104" calcext:value-type="currency">
            <text:p>R$ 104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10"/>
          <table:table-cell table:style-name="ce17" office:value-type="string" calcext:value-type="string">
            <text:p>(obs. 7) 07/07 – pago em água (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22/07 – pago em água (3) = </text:p>
          </table:table-cell>
          <table:table-cell table:style-name="ce31" office:value-type="currency" office:currency="BRL" office:value="39" calcext:value-type="currency">
            <text:p>R$ 39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32" table:formula="of:=SUM([.C51:.C52])" office:value-type="currency" office:currency="BRL" office:value="65" calcext:value-type="currency">
            <text:p>R$ 65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8) 27/08 – pago em água (7) = </text:p>
          </table:table-cell>
          <table:table-cell table:style-name="ce88" office:value-type="currency" office:currency="BRL" office:value="91" calcext:value-type="currency">
            <text:p>R$ 91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9) 25/09 – pago em água (6)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 table:number-rows-repeated="31973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number-columns-repeated="3"/>
          <table:table-cell table:style-name="ce108" table:number-columns-repeated="55"/>
        </table:table-row>
        <table:table-row table:style-name="ro4" table:number-rows-repeated="1016544">
          <table:table-cell table:number-columns-repeated="64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8">00/00/0000</text:date></text:span><text:span text:style-name="MT2"><text:s/>- </text:span><text:span text:style-name="MT2"><text:time style:data-style-name="N2" text:time-value="14:56:25.979152000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4:56:25.990695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4:44</meta:creation-date>
    <dc:date>2025-11-18T14:56:45.411476900</dc:date>
    <dc:language>pt-PT</dc:language>
    <meta:editing-cycles>451</meta:editing-cycles>
    <meta:editing-duration>PT13H25M18S</meta:editing-duration>
    <meta:print-date>2025-05-27T15:50:39.529745867</meta:print-date>
    <meta:document-statistic meta:table-count="1" meta:cell-count="313" meta:object-count="0"/>
    <meta:user-defined meta:name="Info 0"/>
    <meta:user-defined meta:name="Info 1"/>
    <meta:user-defined meta:name="Info 2"/>
    <meta:user-defined meta:name="Info 3"/>
  </office:meta>
</office:document-meta>
</file>